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color="#000000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1b75bc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5e8ac7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cccccc"/>
      <style:text-properties fo:font-size="16pt" style:font-size-asian="16pt" style:font-size-complex="16pt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599d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579835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89c765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62a73b"/>
      <style:text-properties fo:color="#ffffff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Original datase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11" office:value-type="string" calcext:value-type="string">
            <text:p>Class</text:p>
          </table:table-cell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T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Bootstrap Sampl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11" office:value-type="string" calcext:value-type="string">
            <text:p>Class</text:p>
          </table:table-cell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table:style-name="ce8" office:value-type="string" calcext:value-type="string">
            <text:p>ID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Class</text:p>
          </table:table-cell>
        </table:table-row>
        <table:table-row table:style-name="ro2">
          <table:table-cell/>
          <table:table-cell table:style-name="ce7" office:value-type="string" calcext:value-type="string">
            <text:p>Classify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9:24:39.260444224</meta:creation-date>
    <dc:date>2020-04-03T19:31:58.913561501</dc:date>
    <meta:editing-duration>PT7M20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